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you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 Good morning to you too.”</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y effort to get on it. Still, it did prompt you to wonder:</text:p>
      <text:p text:style-name="Normal">“Why didn’t you take it?” </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are you amnesiac? Just now you were as cheerful as a dead fish.”</text:p>
      <text:p text:style-name="Normal">“Oh, that...”</text:p>
      <text:p text:style-name="Normal">“Should I pretend it didn’t happen?”</text:p>
      <text:p text:style-name="Normal">“Thanks, but you don’t have to. It wasn’t a big deal, it was just a little existential crisis. It may not be that important, but I don’t want to act like it didn’t happen.”</text:p>
      <text:p text:style-name="Normal">That piqued her interest, “... What kind?”</text:p>
      <text:p text:style-name="Normal">“?”</text:p>
      <text:p text:style-name="Normal">“What kind of crisis was it? What did you worry about?”</text:p>
      <text:p text:style-name="Normal">“I just told you, it’s not a big deal. It’s just a matter of life and death. I was debating whether my life is worth living or not. In the grand scheme of things, it’s a pretty meaningless question.”</text:p>
      <text:p text:style-name="Normal">“... You’re weird,” she smiled.</text:p>
      <text:p text:style-name="Normal">“I don’t want to hear that from you.” &lt;( ⸝⸝•̀ - •́⸝⸝)&gt;</text:p>
      <text:p text:style-name="Normal">“You know, before running into you, I was thinking of going to a coffee shop to have a nice (<text:span text:style-name="T1">second</text:span>) breakfast. Wanna come with me? I’ll treat you.”</text:p>
      <text:p text:style-name="Normal">You looked amused by the idea, “sure, I’ll go.” And, as an afterthought, “what about school?”</text:p>
      <text:p text:style-name="Normal">“It can wait, it’s not going anywhere. Although, it would be fun if it did.”</text:p>
      <text:p text:style-name="Normal">A school that walked about in the middle of lessons, now that wouldn’t be a bad idea; she might even make an effort to attend it, although she’d definitely spend most of her time staring out the window, at the slowly changing scenery. With such images filling her mind, she got up, stretched with a “Mm~~”, then offered you a hand.</text:p>
      <text:p text:style-name="Normal">“?”</text:p>
      <text:p text:style-name="Normal">That last act left you looking at her puzzled. <text:span text:style-name="T1">Right... people don’t need help to get up, not from a seat... Urgh, you idiot! </text:span>She internally facepalmed, and hesitantly, awkwardly started retracting her hand while muttering “ah, um, sorry, my bad.” She most certainly hadn’t expected you to accept her help and take her hand.</text:p>
      <text:p text:style-name="Normal">“Thanks,” your eyes sparkled.</text:p>
      <text:p text:style-name="Normal">Your hand was so soft and warm, she felt so sad when you let go.</text:p>
      <text:p text:style-name="Normal">“Yeah, sorry...”</text:p>
      <text:p text:style-name="Normal">“? You don’t need to be, I really am grateful you know. I feel better now. So, where are we goin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